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3.002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3.495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ta1" style:family="table" style:master-page-name="PageStyle_5f_WEDNESDAY">
      <style:table-properties table:display="true" style:writing-mode="lr-tb" tableooo:tab-color="#e4eef8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6" style:family="table-cell" style:parent-style-name="Default" style:data-style-name="N42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7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0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2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3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4" style:family="table-cell" style:parent-style-name="Default" style:data-style-name="N144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5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7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9" style:family="table-cell" style:parent-style-name="Default">
      <style:table-cell-properties fo:padding="0.028in"/>
      <style:text-properties style:font-name="Liberation Sans"/>
    </style:style>
    <style:style style:name="ce30" style:family="table-cell" style:parent-style-name="Default">
      <style:text-properties style:font-name="Liberation Sans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WEDNESDAY_1" table:style-name="ta1" table:print-ranges="WEDNESDAY_1.B2:WEDNESDAY_1.L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1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9T23:28:23.734698" calcext:value-type="date">
            <text:p>3/19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8H30M00S" calcext:value-type="time" table:number-columns-spanned="2" table:number-rows-spanned="1">
            <text:p>06:30 PM</text:p>
          </table:table-cell>
          <table:covered-table-cell table:style-name="ce10"/>
          <table:table-cell table:style-name="ce13" office:value-type="string" calcext:value-type="string">
            <text:p>WEDNESDAY – MARCH 29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<text:s/>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hen Togetherness won't combine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office:value-type="float" office:value="8" calcext:value-type="float">
            <text:p>8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Rejsen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5M03S" calcext:value-type="time">
            <text:p>05:03</text:p>
          </table:table-cell>
          <table:table-cell table:style-name="ce19" office:value-type="string" calcext:value-type="string">
            <text:p>5 or 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G135 | No Col</text:p>
          </table:table-cell>
          <table:table-cell table:style-name="ce19" office:value-type="string" calcext:value-type="string">
            <text:p>R365 | G840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A prurience for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Paper ripped up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Hunt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7M36S" calcext:value-type="time">
            <text:p>07:36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Is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5M45S" calcext:value-type="time">
            <text:p>05:45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Black marker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Occurrence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Y(Our) Silence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G850 | G840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LED lantern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41, 87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The Crash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3M50S" calcext:value-type="time">
            <text:p>03:5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The Boy from Under and the Broken Girl of the Sky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6M05S" calcext:value-type="time">
            <text:p>06:05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string" calcext:value-type="string">
            <text:p>The Promised Land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22" office:value-type="string" calcext:value-type="string">
            <text:p>R17</text:p>
          </table:table-cell>
          <table:table-cell table:style-name="ce19" office:value-type="string" calcext:value-type="string">
            <text:p>R70 | R7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Dinner Party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7M06S" calcext:value-type="time">
            <text:p>07:06</text:p>
          </table:table-cell>
          <table:table-cell table:style-name="ce19" office:value-type="float" office:value="12" calcext:value-type="float">
            <text:p>12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Table &amp; chairs</text:p>
          </table:table-cell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1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I18]*[.B17]" office:value-type="time" office:time-value="PT02H02M10S" calcext:value-type="time">
            <text:p>2:02:1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7"/>
          <table:table-cell table:number-columns-repeated="5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RIDAY_4.$A$1" table:cell-range-address="$WEDNESDAY_1.$B$2:.$F$20" table:range-usable-as="print-range"/>
        </table:named-expressions>
      </table:table>
      <table:table table:name="THURSDAY_2" table:style-name="ta1" table:print-ranges="THURSDAY_2.B2:THURSDAY_2.L14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8" table:default-cell-style-name="ce1"/>
        <table:table-column table:style-name="co7" table:number-columns-repeated="3" table:default-cell-style-name="ce29"/>
        <table:table-column table:style-name="co7" table:number-columns-repeated="761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2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9T23:28:23.806633" calcext:value-type="date">
            <text:p>3/19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2H30M00S" calcext:value-type="time" table:number-columns-spanned="2" table:number-rows-spanned="1">
            <text:p>12:30 PM</text:p>
          </table:table-cell>
          <table:covered-table-cell table:style-name="ce10"/>
          <table:table-cell table:style-name="ce13" office:value-type="string" calcext:value-type="string">
            <text:p>THURSDAY – MARCH 30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eeping Women</text:p>
          </table:table-cell>
          <table:table-cell table:style-name="ce19" office:value-type="string" calcext:value-type="string">
            <text:p>Friends University</text:p>
          </table:table-cell>
          <table:table-cell table:style-name="ce22" office:value-type="time" office:time-value="PT00H10M40S" calcext:value-type="time">
            <text:p>10:4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8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Nimbus</text:p>
          </table:table-cell>
          <table:table-cell table:style-name="ce19" office:value-type="string" calcext:value-type="string">
            <text:p>Univeristy of Iowa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 | 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House LX used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generation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R52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3 Umbrella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Unnoticed Before: <text:s/>Awake Now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Descant</text:p>
          </table:table-cell>
          <table:table-cell table:style-name="ce19" office:value-type="string" calcext:value-type="string">
            <text:p>Brookhaven College</text:p>
          </table:table-cell>
          <table:table-cell table:style-name="ce22" office:value-type="time" office:time-value="PT00H10M30S" calcext:value-type="time">
            <text:p>10:3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58</text:p>
          </table:table-cell>
          <table:table-cell table:style-name="ce19" office:value-type="string" calcext:value-type="string">
            <text:p>L136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Arise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5M00S" calcext:value-type="time">
            <text:p>05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I was in silence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I Shall Wear My Trousers Rolled</text:p>
          </table:table-cell>
          <table:table-cell table:style-name="ce19" office:value-type="string" calcext:value-type="string">
            <text:p>University of Iowa</text:p>
          </table:table-cell>
          <table:table-cell table:style-name="ce22" office:value-type="time" office:time-value="PT00H11M50S" calcext:value-type="time">
            <text:p>11:5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2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I14]*[.B13]" office:value-type="time" office:time-value="PT01H40M10S" calcext:value-type="time">
            <text:p>1:40:1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URSDAY_3" table:style-name="ta1" table:print-ranges="THURSDAY_3.B2:THURSDAY_3.L14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8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3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9T23:28:23.876943" calcext:value-type="date">
            <text:p>3/19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9H30M00S" calcext:value-type="time" table:number-columns-spanned="2" table:number-rows-spanned="1">
            <text:p>07:30 PM</text:p>
          </table:table-cell>
          <table:covered-table-cell table:style-name="ce10"/>
          <table:table-cell table:style-name="ce13" office:value-type="string" calcext:value-type="string">
            <text:p>THURSDAY – MARCH 30th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heavy planet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98</text:p>
          </table:table-cell>
          <table:table-cell table:style-name="ce19" office:value-type="string" calcext:value-type="string">
            <text:p>R9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An Encount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?</text:p>
          </table:table-cell>
          <table:table-cell table:style-name="ce19" table:number-columns-repeated="2"/>
          <table:table-cell table:style-name="ce19" office:value-type="string" calcext:value-type="string">
            <text:p>White Cyc</text:p>
          </table:table-cell>
          <table:table-cell table:style-name="ce31" office:value-type="string" calcext:value-type="string">
            <text:p>fix 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settle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11M00S" calcext:value-type="time">
            <text:p>11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69</text:p>
          </table:table-cell>
          <table:table-cell table:style-name="ce19" office:value-type="string" calcext:value-type="string">
            <text:p>R316 | R32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My Life Closed Twice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8M18S" calcext:value-type="time">
            <text:p>08:18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R08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The Last Day in Decemb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No Quarter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21</text:p>
          </table:table-cell>
          <table:table-cell table:style-name="ce19" office:value-type="string" calcext:value-type="string">
            <text:p>L1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Algorithm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Potentially Kinetic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92</text:p>
          </table:table-cell>
          <table:table-cell table:style-name="ce19" office:value-type="string" calcext:value-type="string">
            <text:p>R344 | R332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3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I14]*[.B13]" office:value-type="time" office:time-value="PT01H36M48S" calcext:value-type="time">
            <text:p>1:36:48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_4" table:style-name="ta1" table:print-ranges="FRIDAY_4.B2:FRIDAY_4.L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2" table:default-cell-style-name="ce30"/>
        <table:table-column table:style-name="co7" table:default-cell-style-name="Default"/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4</text:p>
          </table:table-cell>
          <table:covered-table-cell table:style-name="ce5"/>
          <table:covered-table-cell table:number-columns-repeated="2" table:style-name="ce12"/>
          <table:table-cell table:style-name="ce32" office:value-type="string" calcext:value-type="string">
            <text:p>UPDATED:</text:p>
          </table:table-cell>
          <table:table-cell table:style-name="ce25" table:formula="of:=NOW()" office:value-type="date" office:date-value="2017-03-19T23:28:18.483293" calcext:value-type="date">
            <text:p>3/19/17</text:p>
          </table:table-cell>
          <table:table-cell table:style-name="Default" table:number-columns-repeated="3"/>
          <table:table-cell table:style-name="ce21" table:number-columns-repeated="2"/>
          <table:table-cell table:style-name="ce2" table:number-columns-repeated="1011"/>
          <table:table-cell/>
        </table:table-row>
        <table:table-row table:style-name="ro3">
          <table:table-cell/>
          <table:table-cell table:style-name="ce6" office:value-type="time" office:time-value="PT17H30M00S" calcext:value-type="time" table:number-columns-spanned="2" table:number-rows-spanned="1">
            <text:p>05:30 PM</text:p>
          </table:table-cell>
          <table:covered-table-cell table:style-name="ce10"/>
          <table:table-cell table:style-name="ce13" office:value-type="string" calcext:value-type="string">
            <text:p>FRIDAY – MARCH 3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1"/>
          <table:table-cell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Des Puemes de Prevert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?</text:p>
          </table:table-cell>
          <table:table-cell table:style-name="ce19" table:number-columns-repeated="3"/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on how to be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6M50S" calcext:value-type="time">
            <text:p>06:5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Wild Hear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Itchy</text:p>
          </table:table-cell>
          <table:table-cell table:style-name="ce19" office:value-type="string" calcext:value-type="string">
            <text:p>University of Nebraska-Kearn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R52 | L204</text:p>
          </table:table-cell>
          <table:table-cell table:style-name="ce19" office:value-type="string" calcext:value-type="string">
            <text:p>R52 | 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Under the skin</text:p>
          </table:table-cell>
          <table:table-cell table:style-name="ce19" office:value-type="string" calcext:value-type="string">
            <text:p>University of Tulsa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22" office:value-type="string" calcext:value-type="string">
            <text:p>R52 | L204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Saltwaters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8M54S" calcext:value-type="time">
            <text:p>08:54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2 Table platforms</text:p>
          </table:table-cell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after</text:p>
          </table:table-cell>
          <table:table-cell table:style-name="ce19" office:value-type="string" calcext:value-type="string">
            <text:p>University of Nebraska-Kearney</text:p>
          </table:table-cell>
          <table:table-cell table:style-name="ce22" office:value-type="time" office:time-value="PT00H09M22S" calcext:value-type="time">
            <text:p>09:22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Grounded Dove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4M02S" calcext:value-type="time">
            <text:p>04:0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?</text:p>
          </table:table-cell>
          <table:table-cell table:style-name="ce19" table:number-columns-repeated="3"/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unTAPped Potential</text:p>
          </table:table-cell>
          <table:table-cell table:style-name="ce19" office:value-type="string" calcext:value-type="string">
            <text:p>University of Kansas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Black Curtain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But when are we going to paint the house?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Prac lamp DSL (Needs power)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float" office:value="1346" calcext:value-type="float">
            <text:p>1346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 | R52</text:p>
          </table:table-cell>
          <table:table-cell table:style-name="ce19" office:value-type="string" calcext:value-type="string">
            <text:p>L204 | R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Grou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No Colour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4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I18]*[.B17]" office:value-type="time" office:time-value="PT02H07M03S" calcext:value-type="time">
            <text:p>2:07:03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/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7"/>
          <table:table-cell table:number-columns-repeated="5"/>
          <table:table-cell table:style-name="Default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URDAY_5" table:style-name="ta1" table:print-ranges="SATURDAY_5.B2:SATURDAY_5.L17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Gala Concert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9T23:28:24.018309" calcext:value-type="date">
            <text:p>3/19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9H00M00S" calcext:value-type="time" table:number-columns-spanned="2" table:number-rows-spanned="1">
            <text:p>07:00 PM</text:p>
          </table:table-cell>
          <table:covered-table-cell table:style-name="ce10"/>
          <table:table-cell table:style-name="ce13" office:value-type="string" calcext:value-type="string">
            <text:p>SATURDAY – APRIL 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 table:number-columns-repeated="2"/>
          <table:table-cell table:style-name="ce19" table:number-columns-repeated="3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GALA CONCERT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6]) + [.I17]*[.B16]" office:value-type="time" office:time-value="PT00H37M00S" calcext:value-type="time">
            <text:p>0:37:0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Default" table:number-columns-repeated="7"/>
          <table:table-cell table:number-columns-repeated="5"/>
          <table:table-cell table:style-name="Default" table:number-columns-repeated="1012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time-style style:name="N157" number:title="User-defined">
      <number:hours/>
      <number:text>:</number:text>
      <number:minutes number:style="long"/>
    </number:time-style>
    <number:date-style style:name="N158">
      <number:day/>
      <number:text>-</number:text>
      <number:month number:textual="true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14in" fo:page-height="8.5in" style:num-format="1" style:print-orientation="landscape" fo:margin-top="0.25in" fo:margin-bottom="0.25in" fo:margin-left="0.25in" fo:margin-right="0.25in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7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20:26:17.451503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7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DA Concert Order</dc:title>
    <meta:initial-creator>Microsoft Corporation</meta:initial-creator>
    <meta:creation-date>2002-08-02T11:23:10</meta:creation-date>
    <dc:date>2017-03-19T23:28:23.569094179</dc:date>
    <meta:print-date>2011-03-18T12:21:47</meta:print-date>
    <meta:editing-cycles>91</meta:editing-cycles>
    <meta:editing-duration>PT13H44M4S</meta:editing-duration>
    <meta:generator>LibreOffice/4.3.3.2$Linux_X86_64 LibreOffice_project/430m0$Build-2</meta:generator>
    <meta:document-statistic meta:table-count="5" meta:cell-count="556" meta:object-count="0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XL Batch 2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